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5C834FBB4FC2AAD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5cm" table:align="margins" style:may-break-between-rows="false"/>
    </style:style>
    <style:style style:name="Articulado.A" style:family="table-column">
      <style:table-column-properties style:column-width="1.588cm" style:rel-column-width="6935*"/>
    </style:style>
    <style:style style:name="Articulado.B" style:family="table-column">
      <style:table-column-properties style:column-width="13.413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ing">
      <style:text-properties officeooo:rsid="0031781d" officeooo:paragraph-rsid="0031781d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text-properties officeooo:paragraph-rsid="001ac289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Nimbus Roman No9 L1" officeooo:paragraph-rsid="00418ee6" style:font-name-complex="Nimbus Roman No9 L1"/>
    </style:style>
    <style:style style:name="P8" style:family="paragraph" style:parent-style-name="Descripción_20_Sintética">
      <style:paragraph-properties fo:margin-left="0cm" fo:margin-right="0cm" fo:margin-top="0cm" fo:margin-bottom="0cm" loext:contextual-spacing="false" fo:text-indent="0cm" style:auto-text-indent="false"/>
      <style:text-properties officeooo:paragraph-rsid="002323eb"/>
    </style:style>
    <style:style style:name="P9" style:family="paragraph" style:parent-style-name="Texto_20_normas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o_20_normas">
      <style:paragraph-properties fo:margin-left="0cm" fo:margin-right="0cm" fo:margin-top="0cm" fo:margin-bottom="0cm" loext:contextual-spacing="false" fo:text-indent="0cm" style:auto-text-indent="false"/>
      <style:text-properties officeooo:rsid="002323eb" officeooo:paragraph-rsid="002323eb"/>
    </style:style>
    <style:style style:name="P11" style:family="paragraph" style:parent-style-name="Colaboradores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Leyenda_20_aprobación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Títulos_20_normas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Títulos_20_normas">
      <style:paragraph-properties fo:margin-left="0cm" fo:margin-right="0cm" fo:margin-top="0cm" fo:margin-bottom="0cm" loext:contextual-spacing="false" fo:text-indent="0cm" style:auto-text-indent="false"/>
      <style:text-properties officeooo:rsid="002323eb" officeooo:paragraph-rsid="002323eb"/>
    </style:style>
    <style:style style:name="P15" style:family="paragraph" style:parent-style-name="Leyenda_20_sanción">
      <style:paragraph-properties fo:margin-left="0cm" fo:margin-right="0cm" fo:margin-top="0cm" fo:margin-bottom="0cm" loext:contextual-spacing="false" fo:text-indent="0cm" style:auto-text-indent="false"/>
      <style:text-properties officeooo:paragraph-rsid="00283194"/>
    </style:style>
    <style:style style:name="P16" style:family="paragraph" style:parent-style-name="Leyenda_20_sanción">
      <style:paragraph-properties fo:margin-left="0cm" fo:margin-right="0cm" fo:margin-top="0cm" fo:margin-bottom="0cm" loext:contextual-spacing="false" fo:text-indent="0cm" style:auto-text-indent="false"/>
      <style:text-properties officeooo:rsid="0031781d" officeooo:paragraph-rsid="0031781d"/>
    </style:style>
    <style:style style:name="P17" style:family="paragraph" style:parent-style-name="Leyenda_20_sanción">
      <style:paragraph-properties fo:margin-left="0cm" fo:margin-right="0cm" fo:margin-top="0cm" fo:margin-bottom="0cm" loext:contextual-spacing="false" fo:text-indent="0cm" style:auto-text-indent="false"/>
      <style:text-properties officeooo:paragraph-rsid="00400320"/>
    </style:style>
    <style:style style:name="P18" style:family="paragraph" style:parent-style-name="Título_20_general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Autore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-0.111cm"/>
        </style:tab-stops>
      </style:paragraph-properties>
    </style:style>
    <style:style style:name="P20" style:family="paragraph" style:parent-style-name="Texto_20_articulado">
      <style:paragraph-properties fo:margin-left="0cm" fo:margin-right="0cm" fo:margin-top="0cm" fo:margin-bottom="0cm" loext:contextual-spacing="false" fo:text-indent="0cm" style:auto-text-indent="false"/>
    </style:style>
    <style:style style:name="P21" style:family="paragraph" style:parent-style-name="Texto_20_articulado">
      <style:paragraph-properties fo:margin-left="0cm" fo:margin-right="0cm" fo:margin-top="0cm" fo:margin-bottom="0cm" loext:contextual-spacing="false" fo:text-indent="0cm" style:auto-text-indent="false"/>
      <style:text-properties officeooo:paragraph-rsid="003d988a"/>
    </style:style>
    <style:style style:name="P22" style:family="paragraph" style:parent-style-name="Descripción_20_Sintética" style:master-page-name="">
      <loext:graphic-properties draw:fill="none"/>
      <style:paragraph-properties fo:margin-left="5.3cm" fo:margin-right="0cm" fo:margin-top="0cm" fo:margin-bottom="0cm" loext:contextual-spacing="false" fo:text-align="justify" style:justify-single-word="false" fo:text-indent="-5.3cm" style:auto-text-indent="false" style:page-number="auto" fo:background-color="transparent">
        <style:tab-stops>
          <style:tab-stop style:position="6.001cm"/>
        </style:tab-stops>
      </style:paragraph-properties>
      <style:text-properties officeooo:paragraph-rsid="002323eb"/>
    </style:style>
    <style:style style:name="P23" style:family="paragraph" style:parent-style-name="Texto_20_normas">
      <style:text-properties style:font-name="Nimbus Roman No9 L"/>
    </style:style>
    <style:style style:name="P24" style:family="paragraph" style:parent-style-name="Texto_20_normas">
      <style:text-properties style:font-name="Nimbus Roman No9 L" officeooo:rsid="002323eb"/>
    </style:style>
    <style:style style:name="P25" style:family="paragraph" style:parent-style-name="Texto_20_normas">
      <style:text-properties style:font-name="Nimbus Roman No9 L" officeooo:rsid="002323eb" officeooo:paragraph-rsid="003bea66"/>
    </style:style>
    <style:style style:name="P26" style:family="paragraph" style:parent-style-name="Texto_20_normas">
      <style:text-properties style:font-name="Nimbus Roman No9 L" officeooo:rsid="002323eb"/>
    </style:style>
    <style:style style:name="P27" style:family="paragraph" style:parent-style-name="Autores" style:master-page-name="">
      <loext:graphic-properties draw:fill="none"/>
      <style:paragraph-properties fo:margin-left="2.3cm" fo:margin-right="0cm" fo:margin-top="0cm" fo:margin-bottom="0cm" loext:contextual-spacing="false" fo:text-align="justify" style:justify-single-word="false" fo:text-indent="-2.3cm" style:auto-text-indent="false" style:page-number="auto" fo:background-color="transparent">
        <style:tab-stops>
          <style:tab-stop style:position="-0.111cm"/>
        </style:tab-stops>
      </style:paragraph-properties>
    </style:style>
    <style:style style:name="P28" style:family="paragraph" style:parent-style-name="Autore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-0.111cm"/>
        </style:tab-stops>
      </style:paragraph-properties>
    </style:style>
    <style:style style:name="P29" style:family="paragraph" style:parent-style-name="Leyenda_20_aprobación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89bc7"/>
    </style:style>
    <style:style style:name="T7" style:family="text">
      <style:text-properties officeooo:rsid="00400320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">DECLARACIÓN</text:span> N.º <text:span text:style-name="T6">2539-CM-19</text:span></text:p>
      <text:p text:style-name="P18"/>
      <text:p text:style-name="P22">DESCRI<text:span text:style-name="T3">P</text:span>CIÓN SINTÉTICA: SE DECLARA DE INTERÉS MUNICIPAL, EDUCATIVO Y COMUNITARIO CICLO DE CHARLAS COMISARÍA DE LA FAMILIA, PREVENCIÓN COMUNITARIA </text:p>
      <text:p text:style-name="P8"/>
      <text:p text:style-name="P13">ANTECEDENTES</text:p>
      <text:p text:style-name="P9"/>
      <text:p text:style-name="P23">Carta Orgánica Municipal.</text:p>
      <text:p text:style-name="P23"/>
      <text:p text:style-name="P23">Ordenanza 2071-CM-10: Jerarquización de las declaraciones de interés del Concejo Municipal. Reglamentación.</text:p>
      <text:p text:style-name="P9"/>
      <text:p text:style-name="P14">FUNDAMENTOS</text:p>
      <text:p text:style-name="P10"/>
      <text:p text:style-name="P24">La Comisaría de la Familia, perteneciente a la Policía de Río Negro, cuenta con una dependencia en el Centro Administrativo de nuestra ciudad.</text:p>
      <text:p text:style-name="P24"/>
      <text:p text:style-name="P24">A partir del mes de mayo y hasta diciembre realizará un ciclo de charlas destinado a la comunidad donde se abordarán diversas temáticas tales como <text:span text:style-name="T7">v</text:span>iolencia intrafamiliar, <text:span text:style-name="T7">g</text:span>rooming, <text:span text:style-name="T7">p</text:span>revención de adicciones y <text:span text:style-name="T7">p</text:span>revención de <text:span text:style-name="T7">a</text:span>buso <text:span text:style-name="T7">s</text:span>exual <text:span text:style-name="T7">i</text:span>nfantil.</text:p>
      <text:p text:style-name="P24"/>
      <text:p text:style-name="P24">El ciclo de charlas se llevará adelante en conjunto con otros organismos, como la Agencia para la Prevención y Asistencia de Adicciones de Río Negro y la Fundación Todos <text:span text:style-name="T7">c</text:span>ontra el Abuso Infantil, en el marco del ciclo de charlas “Comisaría de la Familia, Prevención Comunitaria”.</text:p>
      <text:p text:style-name="P24"/>
      <text:p text:style-name="P24">La unidad especial considera que la prevención de este tipo de problemáticas facilita la detección oportuna y en este tipo de situaciones puede ser fundamental y tener un impacto determinante.</text:p>
      <text:p text:style-name="P24"/>
      <text:p text:style-name="P24">Es imprescindible dar visibilidad a este tipo de problemáticas, desde la prevención, llevando la información a diferentes puntos de la ciudad y alrededores. </text:p>
      <text:p text:style-name="P24"/>
      <text:p text:style-name="P24"/>
      <text:p text:style-name="P24"><text:soft-page-break/></text:p>
      <text:p text:style-name="P24">En ese sentido se prevé llevar adelante un ciclo de charlas con las temáticas antes mencionadas en cuatro puntos estratégicos, a saber: Escuela de Arte La Llave, en teatro de la Biblioteca Sarmiento, Salón de Bomberos Ruca Cura y Secretaría de Desarrollo Social de Dina Huapi.</text:p>
      <text:p text:style-name="P24"/>
      <text:p text:style-name="P24">El ciclo de charlas se desarrollará conforme el siguiente cronograma:</text:p>
      <text:p text:style-name="P24"/>
      <text:p text:style-name="P24">Mayo</text:p>
      <text:p text:style-name="P24">Violencia Intrafamiliar - Comisaría de la Familia</text:p>
      <text:p text:style-name="P24">Martes 7 de mayo Escuela de Arte La Llave 18:00 a 20:00</text:p>
      <text:p text:style-name="P24">Jueves 9 de mayo Teatro Sarmiento 19:00 a 21:30</text:p>
      <text:p text:style-name="P24">Lunes 20 de mayo Bomberos Ruca Cura 18:00 a 20:00</text:p>
      <text:p text:style-name="P24">Jueves 30 de mayo Desarrollo Social Dina Huapi 18:00 a 20:00</text:p>
      <text:p text:style-name="P24"/>
      <text:p text:style-name="P24">Junio </text:p>
      <text:p text:style-name="P24">Adicciones - Agencia de Adicciones Río Negro</text:p>
      <text:p text:style-name="P24">Martes 4 de junio Escuela de Arte La Llave 18:00 a 20:00</text:p>
      <text:p text:style-name="P24">Jueves 13 de junio Teatro Sarmiento 19:00 a 21:30</text:p>
      <text:p text:style-name="P24">Viernes 21 de Junio Bomberos Ruca Cura 18:00 a 20:00</text:p>
      <text:p text:style-name="P24">Jueves 27 de Junio Desarrollo Social Dina Huapi 18:00 a 20:00</text:p>
      <text:p text:style-name="P24">Julio </text:p>
      <text:p text:style-name="P24">Prevención del abuso sexual infantil - Todos Contra el Abuso</text:p>
      <text:p text:style-name="P24">Martes 2 de julio Escuela de Arte La Llave 18:00 a 20:00</text:p>
      <text:p text:style-name="P24">Jueves 11 de julio Teatro Sarmiento 19:00 a 21:30</text:p>
      <text:p text:style-name="P24">Viernes 16 de julio Bomberos Ruca Cura 18:00 a 20:00</text:p>
      <text:p text:style-name="P24">Jueves 22 de julio Desarrollo Social Dina Huapi 18:00 a 20:00</text:p>
      <text:p text:style-name="P24"/>
      <text:p text:style-name="P25">Agosto </text:p>
      <text:p text:style-name="P24">Grooming 1 - Comisaria de la Familia</text:p>
      <text:p text:style-name="P24">Martes 6 de agosto Escuela de Arte La Llave 18:00 a 20:00</text:p>
      <text:p text:style-name="P24">Jueves 8 de agosto Teatro Sarmiento 19:00 a 21:30</text:p>
      <text:p text:style-name="P24">Viernes 16 de agosto Bomberos Ruca Cura 18:00 a 20:00</text:p>
      <text:p text:style-name="P24">Jueves 22 de agosto Desarrollo Social Dina Huapi 18:00 a 20:00</text:p>
      <text:p text:style-name="P24"/>
      <text:p text:style-name="P24"/>
      <text:p text:style-name="P24"><text:soft-page-break/></text:p>
      <text:p text:style-name="P24">Septiembre </text:p>
      <text:p text:style-name="P24">Noviazgos no Violentos - Comisaría de la Familia</text:p>
      <text:p text:style-name="P24">Martes 3 de septiembre Escuela de Arte La Llave 18:00 a 20:00</text:p>
      <text:p text:style-name="P24">Lunes 9 de septiembre Teatro Sarmiento 19:00 a 21:30</text:p>
      <text:p text:style-name="P24">Viernes 20 de septiembre Bomberos Ruca Cura 18:00 a 20:00</text:p>
      <text:p text:style-name="P24">Jueves 26 de septiembre Desarrollo Social Dina Huapi 18:00 a 20:00</text:p>
      <text:p text:style-name="P24"/>
      <text:p text:style-name="P24">Octubre </text:p>
      <text:p text:style-name="P24">Adicciones 2 - Agencia de Adicciones Río Negro </text:p>
      <text:p text:style-name="P24">Martes 1 de octubre Escuela de Arte La Llave 18:00 a 20:00</text:p>
      <text:p text:style-name="P24">Jueves 10 de octubre Teatro Sarmiento 19:00 a 21:30</text:p>
      <text:p text:style-name="P24">Viernes 18 de octubre Bomberos Ruca Cura 18:00 a 20:00</text:p>
      <text:p text:style-name="P24">Jueves 24 de octubre Desarrollo Social Dina Huapi 18:00 a 20:00</text:p>
      <text:p text:style-name="P24"/>
      <text:p text:style-name="P24">Noviembre </text:p>
      <text:p text:style-name="P24">Grooming 2 - Comisaría de la Familia</text:p>
      <text:p text:style-name="P24">Martes 5 de noviembre Escuela de Arte La Llave 18:00 a 20:00</text:p>
      <text:p text:style-name="P24">Jueves 14 de noviembre Teatro Sarmiento 19:00 a 21:30</text:p>
      <text:p text:style-name="P24">Viernes 22 de noviembre Bomberos Ruca Cura 18:00 a 20:00</text:p>
      <text:p text:style-name="P24">Jueves 28 de Noviembre Desarrollo Social Dina Huapi 18:00 a 20:00</text:p>
      <text:p text:style-name="P24">Diciembre </text:p>
      <text:p text:style-name="P24">Prevención del abuso sexual infantil 2 - Todos Contra el Abuso </text:p>
      <text:p text:style-name="P24">Martes 3 de diciembre Escuela de Arte La Llave 18:00 a 20:00</text:p>
      <text:p text:style-name="P24">Jueves 12 de diciembre Teatro Sarmiento 19:00 a 21:30</text:p>
      <text:p text:style-name="P24">Viernes 20 de diciembre Bomberos Ruca Cura 18:00 a 20:00 </text:p>
      <text:p text:style-name="P24">Jueves 26 de diciembre Desarrollo Social Dina Huapi 18:00 a 20:00</text:p>
      <text:p text:style-name="P24"/>
      <text:p text:style-name="P24"/>
      <text:p text:style-name="P27">AUTORES: Concejales Cristina Painefil, Viviana Gelain, Carlos Sánchez y Puente, Diego Benítez, Julia Fernández, Claudia Contreras y Gerardo Ávila (JSB).</text:p>
      <text:p text:style-name="P19"/>
      <text:p text:style-name="P19"/>
      <text:p text:style-name="P11">COLABORADOR<text:span text:style-name="T6">A</text:span>: Florencia Secchiaro.</text:p>
      <text:p text:style-name="P11"/>
      <text:p text:style-name="P12"/>
      <text:p text:style-name="P12"><text:soft-page-break/></text:p>
      <text:p text:style-name="P12">El proyecto original N.º <text:span text:style-name="T6">1205</text:span>/<text:span text:style-name="T6">19 </text:span>fue aprobado en la sesión del día <text:span text:style-name="T6">9</text:span> de <text:span text:style-name="T6">mayo</text:span> de 201<text:span text:style-name="T5">9</text:span>, según consta en el Acta N.º <text:span text:style-name="T6">1113</text:span>/<text:span text:style-name="T6">19</text:span>. Por ello, en ejercicio de las atribuciones que le otorga el Art. 38 de la Carta Orgánica Municipal,</text:p>
      <text:p text:style-name="P12"/>
      <text:p text:style-name="P12"/>
      <text:p text:style-name="P12"/>
      <text:p text:style-name="P17">EL CONCEJO MUNICIPAL DE SAN CARLOS DE BARILOCHE </text:p>
      <text:p text:style-name="P17">SANCIONA CON CARÁCTER DE </text:p>
      <text:p text:style-name="P15"/>
      <text:p text:style-name="P16">DECLARACIÓN</text:p>
      <text:p text:style-name="P16"/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6">Art. <text:span text:style-name="T4">1</text:span>°)</text:p>
          </table:table-cell>
          <table:table-cell table:style-name="Articulado.A1" office:value-type="string">
            <text:p text:style-name="P21">Se declara de interés municipal, educativo y comunitario el ciclo de charlas <text:s/>“Comisaría de la Familia, Prevención Comunitaria” que se llevará adelante desde el mes de mayo hasta diciembre de 2019 en nuestra ciudad y en la vecina localidad de Dina Huapi.</text:p>
            <text:p text:style-name="P21"/>
          </table:table-cell>
        </table:table-row>
        <table:table-row>
          <table:table-cell table:style-name="Articulado.A1" office:value-type="string">
            <text:p text:style-name="P6">Art. <text:span text:style-name="T4">2</text:span>°)</text:p>
          </table:table-cell>
          <table:table-cell table:style-name="Articulado.A1" office:value-type="string">
            <text:p text:style-name="P20">La presente declaración no implica la obligatoriedad de efectuar erogaciones por parte de la Administración Municipal.</text:p>
            <text:p text:style-name="P20"/>
          </table:table-cell>
        </table:table-row>
        <table:table-row>
          <table:table-cell table:style-name="Articulado.A1" office:value-type="string">
            <text:p text:style-name="P6">Art. <text:span text:style-name="T4">3</text:span>°)</text:p>
          </table:table-cell>
          <table:table-cell table:style-name="Articulado.A1" office:value-type="string">
            <text:p text:style-name="P7">Comuníquese. Dése a publicidad. Cumplido, archíves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orphans="3" fo:widows="3" fo:text-indent="0.6cm" style:auto-text-indent="false" style:page-number="auto" fo:background-color="transparent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03cm" style:type="center"/>
          <style:tab-stop style:position="16.20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009cm" fo:margin-left="0cm" fo:break-before="page" table:align="left" style:writing-mode="lr-tb"/>
    </style:style>
    <style:style style:name="Tabla1.A" style:family="table-column">
      <style:table-column-properties style:column-width="4.209cm"/>
    </style:style>
    <style:style style:name="Tabla1.B" style:family="table-column">
      <style:table-column-properties style:column-width="5.196cm"/>
    </style:style>
    <style:style style:name="Tabla1.C" style:family="table-column">
      <style:table-column-properties style:column-width="5.604cm"/>
    </style:style>
    <style:style style:name="Tabla1.1" style:family="table-row">
      <style:table-row-properties style:min-row-height="3.295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1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ing">
      <style:text-properties officeooo:rsid="0031781d" officeooo:paragraph-rsid="0031781d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3.731cm" fo:margin-left="0cm" fo:margin-right="0cm" fo:margin-top="3.6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Heading">DCLE</text:p>
            </table:table-cell>
            <table:table-cell table:style-name="Tabla1.A1" office:value-type="string">
              <text:p text:style-name="MP1">DECLARACIÓN</text:p>
            </table:table-cell>
            <table:table-cell table:style-name="Tabla1.C1" office:value-type="string">
              <text:p text:style-name="MP2"/>
              <text:p text:style-name="MP3"><draw:frame draw:style-name="Mfr1" draw:name="Imagen2" text:anchor-type="char" svg:y="-0.146cm" svg:width="4.355cm" svg:height="1.326cm" draw:z-index="0"><draw:image xlink:href="Pictures/10000000000000F1000000585C834FBB4FC2AAD4.jpg" xlink:type="simple" xlink:show="embed" xlink:actuate="onLoad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36:15.421248035</meta:creation-date>
    <meta:generator>LibreOffice/5.1.6.2$Linux_X86_64 LibreOffice_project/10m0$Build-2</meta:generator>
    <meta:editing-duration>PT21M32S</meta:editing-duration>
    <meta:editing-cycles>10</meta:editing-cycles>
    <meta:initial-creator>Joaquín Pino Suarez</meta:initial-creator>
    <dc:date>2019-05-13T11:47:23.214695965</dc:date>
    <meta:print-date>2019-05-13T11:32:55.326909201</meta:print-date>
    <meta:document-statistic meta:table-count="2" meta:image-count="1" meta:object-count="0" meta:page-count="4" meta:paragraph-count="76" meta:word-count="824" meta:character-count="4950" meta:non-whitespace-character-count="4187"/>
  </office:meta>
</office:document-meta>
</file>